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3.44pt"/>
    </style:style>
    <style:style style:name="co2" style:family="table-column">
      <style:table-column-properties fo:break-before="auto" style:column-width="32.09pt"/>
    </style:style>
    <style:style style:name="co3" style:family="table-column">
      <style:table-column-properties fo:break-before="auto" style:column-width="62.19pt"/>
    </style:style>
    <style:style style:name="co4" style:family="table-column">
      <style:table-column-properties fo:break-before="auto" style:column-width="48.95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out_13583x5417" table:style-name="ta1">
        <table:shapes>
          <draw:frame draw:z-index="0" draw:style-name="gr1" draw:text-style-name="P1" svg:width="453.57pt" svg:height="254.78pt" svg:x="502.47pt" svg:y="2.44pt">
            <draw:object draw:notify-on-update-of-ranges="out_13583x5417.A1:out_13583x5417.A12 out_13583x5417.D1:out_13583x5417.D1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53.54pt" svg:height="254.78pt" svg:x="500.06pt" svg:y="263.91pt">
            <draw:object draw:notify-on-update-of-ranges="out_13583x5417.A13:out_13583x5417.A24 out_13583x5417.D13:out_13583x5417.D2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453.57pt" svg:height="254.78pt" svg:x="497.03pt" svg:y="522.96pt">
            <draw:object draw:notify-on-update-of-ranges="out_13583x5417.A25:out_13583x5417.A36 out_13583x5417.D25:out_13583x5417.D36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lur</text:p>
          </table:table-cell>
          <table:table-cell office:value-type="string" calcext:value-type="string">
            <text:p>13583x5417</text:p>
          </table:table-cell>
          <table:table-cell office:value-type="float" office:value="42.22138" calcext:value-type="float">
            <text:p>42.2213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lur</text:p>
          </table:table-cell>
          <table:table-cell office:value-type="string" calcext:value-type="string">
            <text:p>13583x5417</text:p>
          </table:table-cell>
          <table:table-cell office:value-type="float" office:value="42.30215" calcext:value-type="float">
            <text:p>42.302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lur</text:p>
          </table:table-cell>
          <table:table-cell office:value-type="string" calcext:value-type="string">
            <text:p>13583x5417</text:p>
          </table:table-cell>
          <table:table-cell office:value-type="float" office:value="41.74742" calcext:value-type="float">
            <text:p>41.7474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lur</text:p>
          </table:table-cell>
          <table:table-cell office:value-type="string" calcext:value-type="string">
            <text:p>13583x5417</text:p>
          </table:table-cell>
          <table:table-cell office:value-type="float" office:value="25.61979" calcext:value-type="float">
            <text:p>25.6197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lur</text:p>
          </table:table-cell>
          <table:table-cell office:value-type="string" calcext:value-type="string">
            <text:p>13583x5417</text:p>
          </table:table-cell>
          <table:table-cell office:value-type="float" office:value="25.41879" calcext:value-type="float">
            <text:p>25.4187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lur</text:p>
          </table:table-cell>
          <table:table-cell office:value-type="string" calcext:value-type="string">
            <text:p>13583x5417</text:p>
          </table:table-cell>
          <table:table-cell office:value-type="float" office:value="25.35359" calcext:value-type="float">
            <text:p>25.3535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lur</text:p>
          </table:table-cell>
          <table:table-cell office:value-type="string" calcext:value-type="string">
            <text:p>13583x5417</text:p>
          </table:table-cell>
          <table:table-cell office:value-type="float" office:value="21.04613" calcext:value-type="float">
            <text:p>21.0461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lur</text:p>
          </table:table-cell>
          <table:table-cell office:value-type="string" calcext:value-type="string">
            <text:p>13583x5417</text:p>
          </table:table-cell>
          <table:table-cell office:value-type="float" office:value="20.96933" calcext:value-type="float">
            <text:p>20.9693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lur</text:p>
          </table:table-cell>
          <table:table-cell office:value-type="string" calcext:value-type="string">
            <text:p>13583x5417</text:p>
          </table:table-cell>
          <table:table-cell office:value-type="float" office:value="20.99093" calcext:value-type="float">
            <text:p>20.9909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blur</text:p>
          </table:table-cell>
          <table:table-cell office:value-type="string" calcext:value-type="string">
            <text:p>13583x5417</text:p>
          </table:table-cell>
          <table:table-cell office:value-type="float" office:value="20.95988" calcext:value-type="float">
            <text:p>20.9598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blur</text:p>
          </table:table-cell>
          <table:table-cell office:value-type="string" calcext:value-type="string">
            <text:p>13583x5417</text:p>
          </table:table-cell>
          <table:table-cell office:value-type="float" office:value="20.91528" calcext:value-type="float">
            <text:p>20.9152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blur</text:p>
          </table:table-cell>
          <table:table-cell office:value-type="string" calcext:value-type="string">
            <text:p>13583x5417</text:p>
          </table:table-cell>
          <table:table-cell office:value-type="float" office:value="20.96961" calcext:value-type="float">
            <text:p>20.9696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epia</text:p>
          </table:table-cell>
          <table:table-cell office:value-type="string" calcext:value-type="string">
            <text:p>13583x5417</text:p>
          </table:table-cell>
          <table:table-cell office:value-type="float" office:value="0.48601" calcext:value-type="float">
            <text:p>0.486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epia</text:p>
          </table:table-cell>
          <table:table-cell office:value-type="string" calcext:value-type="string">
            <text:p>13583x5417</text:p>
          </table:table-cell>
          <table:table-cell office:value-type="float" office:value="0.48373" calcext:value-type="float">
            <text:p>0.4837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epia</text:p>
          </table:table-cell>
          <table:table-cell office:value-type="string" calcext:value-type="string">
            <text:p>13583x5417</text:p>
          </table:table-cell>
          <table:table-cell office:value-type="float" office:value="0.47611" calcext:value-type="float">
            <text:p>0.4761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epia</text:p>
          </table:table-cell>
          <table:table-cell office:value-type="string" calcext:value-type="string">
            <text:p>13583x5417</text:p>
          </table:table-cell>
          <table:table-cell office:value-type="float" office:value="0.29965" calcext:value-type="float">
            <text:p>0.2996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epia</text:p>
          </table:table-cell>
          <table:table-cell office:value-type="string" calcext:value-type="string">
            <text:p>13583x5417</text:p>
          </table:table-cell>
          <table:table-cell office:value-type="float" office:value="0.32437" calcext:value-type="float">
            <text:p>0.3243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epia</text:p>
          </table:table-cell>
          <table:table-cell office:value-type="string" calcext:value-type="string">
            <text:p>13583x5417</text:p>
          </table:table-cell>
          <table:table-cell office:value-type="float" office:value="0.31764" calcext:value-type="float">
            <text:p>0.3176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epia</text:p>
          </table:table-cell>
          <table:table-cell office:value-type="string" calcext:value-type="string">
            <text:p>13583x5417</text:p>
          </table:table-cell>
          <table:table-cell office:value-type="float" office:value="0.28518" calcext:value-type="float">
            <text:p>0.2851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epia</text:p>
          </table:table-cell>
          <table:table-cell office:value-type="string" calcext:value-type="string">
            <text:p>13583x5417</text:p>
          </table:table-cell>
          <table:table-cell office:value-type="float" office:value="0.2662" calcext:value-type="float">
            <text:p>0.266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epia</text:p>
          </table:table-cell>
          <table:table-cell office:value-type="string" calcext:value-type="string">
            <text:p>13583x5417</text:p>
          </table:table-cell>
          <table:table-cell office:value-type="float" office:value="0.26267" calcext:value-type="float">
            <text:p>0.2626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epia</text:p>
          </table:table-cell>
          <table:table-cell office:value-type="string" calcext:value-type="string">
            <text:p>13583x5417</text:p>
          </table:table-cell>
          <table:table-cell office:value-type="float" office:value="0.26345" calcext:value-type="float">
            <text:p>0.2634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epia</text:p>
          </table:table-cell>
          <table:table-cell office:value-type="string" calcext:value-type="string">
            <text:p>13583x5417</text:p>
          </table:table-cell>
          <table:table-cell office:value-type="float" office:value="0.25546" calcext:value-type="float">
            <text:p>0.2554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epia</text:p>
          </table:table-cell>
          <table:table-cell office:value-type="string" calcext:value-type="string">
            <text:p>13583x5417</text:p>
          </table:table-cell>
          <table:table-cell office:value-type="float" office:value="0.26249" calcext:value-type="float">
            <text:p>0.2624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wirl</text:p>
          </table:table-cell>
          <table:table-cell office:value-type="string" calcext:value-type="string">
            <text:p>13583x5417</text:p>
          </table:table-cell>
          <table:table-cell office:value-type="float" office:value="6.33116" calcext:value-type="float">
            <text:p>6.3311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wirl</text:p>
          </table:table-cell>
          <table:table-cell office:value-type="string" calcext:value-type="string">
            <text:p>13583x5417</text:p>
          </table:table-cell>
          <table:table-cell office:value-type="float" office:value="6.3653" calcext:value-type="float">
            <text:p>6.365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wirl</text:p>
          </table:table-cell>
          <table:table-cell office:value-type="string" calcext:value-type="string">
            <text:p>13583x5417</text:p>
          </table:table-cell>
          <table:table-cell office:value-type="float" office:value="6.33264" calcext:value-type="float">
            <text:p>6.3326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wirl</text:p>
          </table:table-cell>
          <table:table-cell office:value-type="string" calcext:value-type="string">
            <text:p>13583x5417</text:p>
          </table:table-cell>
          <table:table-cell office:value-type="float" office:value="3.61055" calcext:value-type="float">
            <text:p>3.6105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wirl</text:p>
          </table:table-cell>
          <table:table-cell office:value-type="string" calcext:value-type="string">
            <text:p>13583x5417</text:p>
          </table:table-cell>
          <table:table-cell office:value-type="float" office:value="3.60008" calcext:value-type="float">
            <text:p>3.6000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wirl</text:p>
          </table:table-cell>
          <table:table-cell office:value-type="string" calcext:value-type="string">
            <text:p>13583x5417</text:p>
          </table:table-cell>
          <table:table-cell office:value-type="float" office:value="3.59692" calcext:value-type="float">
            <text:p>3.5969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wirl</text:p>
          </table:table-cell>
          <table:table-cell office:value-type="string" calcext:value-type="string">
            <text:p>13583x5417</text:p>
          </table:table-cell>
          <table:table-cell office:value-type="float" office:value="2.35818" calcext:value-type="float">
            <text:p>2.3581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wirl</text:p>
          </table:table-cell>
          <table:table-cell office:value-type="string" calcext:value-type="string">
            <text:p>13583x5417</text:p>
          </table:table-cell>
          <table:table-cell office:value-type="float" office:value="2.37771" calcext:value-type="float">
            <text:p>2.3777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wirl</text:p>
          </table:table-cell>
          <table:table-cell office:value-type="string" calcext:value-type="string">
            <text:p>13583x5417</text:p>
          </table:table-cell>
          <table:table-cell office:value-type="float" office:value="2.35636" calcext:value-type="float">
            <text:p>2.3563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wirl</text:p>
          </table:table-cell>
          <table:table-cell office:value-type="string" calcext:value-type="string">
            <text:p>13583x5417</text:p>
          </table:table-cell>
          <table:table-cell office:value-type="float" office:value="2.28989" calcext:value-type="float">
            <text:p>2.2898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wirl</text:p>
          </table:table-cell>
          <table:table-cell office:value-type="string" calcext:value-type="string">
            <text:p>13583x5417</text:p>
          </table:table-cell>
          <table:table-cell office:value-type="float" office:value="2.32106" calcext:value-type="float">
            <text:p>2.3210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wirl</text:p>
          </table:table-cell>
          <table:table-cell office:value-type="string" calcext:value-type="string">
            <text:p>13583x5417</text:p>
          </table:table-cell>
          <table:table-cell office:value-type="float" office:value="2.29137" calcext:value-type="float">
            <text:p>2.29137</text:p>
          </table:table-cell>
        </table:table-row>
      </table:table>
      <table:named-expressions/>
      <table:database-ranges>
        <table:database-range table:name="__Anonymous_Sheet_DB__0" table:target-range-address="out_13583x5417.A1:out_13583x5417.AMJ1048576" table:contains-header="false">
          <table:sort>
            <table:sort-by table:field-number="1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19-11-25T19:27:48.691000000</dc:date>
    <meta:editing-duration>PT3M8S</meta:editing-duration>
    <meta:editing-cycles>1</meta:editing-cycles>
    <meta:document-statistic meta:table-count="1" meta:cell-count="144" meta:object-count="3"/>
    <meta:generator>LibreOffice/6.3.3.2$Windows_X86_64 LibreOffice_project/a64200df03143b798afd1ec74a12ab50359878ed</meta:generator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2cm" svg:height="8.989cm" xlink:href=".." xlink:type="simple" chart:class="chart:bar" chart:style-name="ch1">
        <chart:legend chart:legend-position="end" svg:x="14.654cm" svg:y="4.192cm" style:legend-expansion="high" chart:style-name="ch2"/>
        <chart:plot-area chart:style-name="ch3" table:cell-range-address="out_13583x5417.A1:out_13583x5417.A12 out_13583x5417.D1:out_13583x5417.D12" chart:data-source-has-labels="both" svg:x="0.32cm" svg:y="0.179cm" svg:width="14.014cm" svg:height="8.631cm">
          <chartooo:coordinate-region svg:x="0.952cm" svg:y="0.381cm" svg:width="13.382cm" svg:height="7.776cm"/>
          <chart:axis chart:dimension="x" chart:name="primary-x" chart:style-name="ch4" chartooo:axis-type="auto">
            <chartooo:date-scale/>
            <chart:categories table:cell-range-address="out_13583x5417.A1:out_13583x5417.A1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out_13583x5417.D1:out_13583x5417.D12" loext:label-string="blur" chart:class="chart:bar">
            <chart:data-point chart:repeated="1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lur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out_13583x5417.A1:out_13583x5417.A12</svg:desc>
                </draw:g>
              </table:table-cell>
              <table:table-cell office:value-type="float" office:value="42.22138">
                <text:p>42.22138</text:p>
                <draw:g>
                  <svg:desc>out_13583x5417.D1:out_13583x5417.D12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42.30215">
                <text:p>42.30215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41.74742">
                <text:p>41.74742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5.61979">
                <text:p>25.61979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5.41879">
                <text:p>25.41879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5.35359">
                <text:p>25.35359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1.04613">
                <text:p>21.04613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0.96933">
                <text:p>20.96933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0.99093">
                <text:p>20.99093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20.95988">
                <text:p>20.95988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20.91528">
                <text:p>20.91528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20.96961">
                <text:p>20.9696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3.2$Windows_X86_64 LibreOffice_project/a64200df03143b798afd1ec74a12ab50359878ed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2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1cm" svg:height="8.989cm" xlink:href=".." xlink:type="simple" chart:class="chart:bar" chart:style-name="ch1">
        <chart:legend chart:legend-position="end" svg:x="14.399cm" svg:y="4.192cm" style:legend-expansion="high" chart:style-name="ch2"/>
        <chart:plot-area chart:style-name="ch3" table:cell-range-address="out_13583x5417.A13:out_13583x5417.A24 out_13583x5417.D13:out_13583x5417.D24" chart:data-source-has-labels="both" svg:x="0.32cm" svg:y="0.179cm" svg:width="13.759cm" svg:height="8.631cm">
          <chartooo:coordinate-region svg:x="1.058cm" svg:y="0.382cm" svg:width="13.021cm" svg:height="7.775cm"/>
          <chart:axis chart:dimension="x" chart:name="primary-x" chart:style-name="ch4" chartooo:axis-type="auto">
            <chartooo:date-scale/>
            <chart:categories table:cell-range-address="out_13583x5417.A13:out_13583x5417.A2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out_13583x5417.D13:out_13583x5417.D24" loext:label-string="sepia" chart:class="chart:bar">
            <chart:data-point chart:repeated="1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pia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out_13583x5417.A13:out_13583x5417.A24</svg:desc>
                </draw:g>
              </table:table-cell>
              <table:table-cell office:value-type="float" office:value="0.48601">
                <text:p>0.48601</text:p>
                <draw:g>
                  <svg:desc>out_13583x5417.D13:out_13583x5417.D24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48373">
                <text:p>0.48373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47611">
                <text:p>0.47611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29965">
                <text:p>0.29965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32437">
                <text:p>0.32437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31764">
                <text:p>0.31764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28518">
                <text:p>0.28518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2662">
                <text:p>0.2662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26267">
                <text:p>0.26267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26345">
                <text:p>0.26345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25546">
                <text:p>0.25546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26249">
                <text:p>0.2624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3.2$Windows_X86_64 LibreOffice_project/a64200df03143b798afd1ec74a12ab50359878ed</meta:generator>
  </office:meta>
</office:document-meta>
</file>

<file path=Object 2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3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2cm" svg:height="8.989cm" xlink:href=".." xlink:type="simple" chart:class="chart:bar" chart:style-name="ch1">
        <chart:legend chart:legend-position="end" svg:x="14.506cm" svg:y="4.192cm" style:legend-expansion="high" chart:style-name="ch2"/>
        <chart:plot-area chart:style-name="ch3" table:cell-range-address="out_13583x5417.A25:out_13583x5417.A36 out_13583x5417.D25:out_13583x5417.D36" chart:data-source-has-labels="both" svg:x="0.32cm" svg:y="0.179cm" svg:width="13.866cm" svg:height="8.631cm">
          <chartooo:coordinate-region svg:x="0.762cm" svg:y="0.381cm" svg:width="13.424cm" svg:height="7.776cm"/>
          <chart:axis chart:dimension="x" chart:name="primary-x" chart:style-name="ch4" chartooo:axis-type="auto">
            <chartooo:date-scale/>
            <chart:categories table:cell-range-address="out_13583x5417.A25:out_13583x5417.A3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out_13583x5417.D25:out_13583x5417.D36" loext:label-string="swirl" chart:class="chart:bar">
            <chart:data-point chart:repeated="1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wirl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out_13583x5417.A25:out_13583x5417.A36</svg:desc>
                </draw:g>
              </table:table-cell>
              <table:table-cell office:value-type="float" office:value="6.33116">
                <text:p>6.33116</text:p>
                <draw:g>
                  <svg:desc>out_13583x5417.D25:out_13583x5417.D36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6.3653">
                <text:p>6.3653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6.33264">
                <text:p>6.33264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3.61055">
                <text:p>3.61055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3.60008">
                <text:p>3.60008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3.59692">
                <text:p>3.59692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.35818">
                <text:p>2.35818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.37771">
                <text:p>2.3777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.35636">
                <text:p>2.35636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2.28989">
                <text:p>2.28989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2.32106">
                <text:p>2.32106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2.29137">
                <text:p>2.2913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3.2$Windows_X86_64 LibreOffice_project/a64200df03143b798afd1ec74a12ab50359878ed</meta:generator>
  </office:meta>
</office:document-meta>
</file>

<file path=Object 3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